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42">
      <style:table-cell-properties fo:border="0.06pt solid #000000"/>
    </style:style>
    <style:style style:name="ce2" style:family="table-cell" style:parent-style-name="Default" style:data-style-name="N42">
      <style:table-cell-properties fo:background-color="#ff950e" fo:border="0.06pt solid #000000"/>
    </style:style>
    <style:style style:name="ce3" style:family="table-cell" style:parent-style-name="Default" style:data-style-name="N42"/>
    <style:style style:name="ce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0">
      <style:table-cell-properties fo:background-color="#ccffff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condition="of:cell-content-is-in-list([$Sheet3.$A$1:.$A$120])" table:allow-empty-cell="false" table:display-list="sort-ascending" table:base-cell-address="Sheet3.B4">
          <table:error-message table:message-type="stop" table:display="true"/>
        </table:content-validation>
      </table:content-validations>
      <table:table table:name="Sheet2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7" table:number-rows-spanned="1">
            <text:p>Schedule</text:p>
          </table:table-cell>
          <table:covered-table-cell table:number-columns-repeated="6" table:style-name="ce9"/>
        </table:table-row>
        <table:table-row table:style-name="ro1">
          <table:table-cell table:style-name="ce1"/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Tuesday</text:p>
          </table:table-cell>
          <table:table-cell table:style-name="ce5" office:value-type="string" calcext:value-type="string">
            <text:p>Wednesday</text:p>
          </table:table-cell>
          <table:table-cell table:style-name="ce5" office:value-type="string" calcext:value-type="string">
            <text:p>Thursday</text:p>
          </table:table-cell>
          <table:table-cell table:style-name="ce5" office:value-type="string" calcext:value-type="string">
            <text:p>Fri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Sunday</text:p>
          </table:table-cell>
        </table:table-row>
        <table:table-row table:style-name="ro1">
          <table:table-cell table:style-name="ce1"/>
          <table:table-cell table:style-name="ce6" table:number-columns-repeated="2"/>
          <table:table-cell table:style-name="ce6" office:value-type="date" office:date-value="2014-10-22" calcext:value-type="date">
            <text:p>22/10/14</text:p>
          </table:table-cell>
          <table:table-cell table:style-name="ce6" office:value-type="date" office:date-value="2014-10-23" calcext:value-type="date">
            <text:p>23/10/14</text:p>
          </table:table-cell>
          <table:table-cell table:style-name="ce6" office:value-type="date" office:date-value="2014-10-24" calcext:value-type="date">
            <text:p>24/10/14</text:p>
          </table:table-cell>
          <table:table-cell table:style-name="ce6" office:value-type="date" office:date-value="2014-10-25" calcext:value-type="date">
            <text:p>25/10/14</text:p>
          </table:table-cell>
          <table:table-cell table:style-name="ce6" office:value-type="date" office:date-value="2014-10-26" calcext:value-type="date">
            <text:p>26/10/14</text:p>
          </table:table-cell>
        </table:table-row>
        <table:table-row table:style-name="ro1">
          <table:table-cell table:style-name="ce2" office:value-type="time" office:time-value="PT04H00M00S" calcext:value-type="time">
            <text:p>04:00 AM</text:p>
          </table:table-cell>
          <table:table-cell table:style-name="ce7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4H25M00S" calcext:value-type="time">
            <text:p>04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4H25M00S" calcext:value-type="time">
            <text:p>04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4H30M00S" calcext:value-type="time">
            <text:p>04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4H30M00S" calcext:value-type="time">
            <text:p>04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4H55M00S" calcext:value-type="time">
            <text:p>04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4H55M00S" calcext:value-type="time">
            <text:p>04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5H00M00S" calcext:value-type="time">
            <text:p>05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5H00M00S" calcext:value-type="time">
            <text:p>05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5H25M00S" calcext:value-type="time">
            <text:p>05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5H25M00S" calcext:value-type="time">
            <text:p>05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5H30M00S" calcext:value-type="time">
            <text:p>05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5H30M00S" calcext:value-type="time">
            <text:p>05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5H55M00S" calcext:value-type="time">
            <text:p>05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5H55M00S" calcext:value-type="time">
            <text:p>05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6H00M00S" calcext:value-type="time">
            <text:p>06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6H00M00S" calcext:value-type="time">
            <text:p>06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6H25M00S" calcext:value-type="time">
            <text:p>06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6H25M00S" calcext:value-type="time">
            <text:p>06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6H30M00S" calcext:value-type="time">
            <text:p>06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6H30M00S" calcext:value-type="time">
            <text:p>06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6H55M00S" calcext:value-type="time">
            <text:p>06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6H55M00S" calcext:value-type="time">
            <text:p>06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7H00M00S" calcext:value-type="time">
            <text:p>07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7H00M00S" calcext:value-type="time">
            <text:p>07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7H25M00S" calcext:value-type="time">
            <text:p>07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7H25M00S" calcext:value-type="time">
            <text:p>07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7H30M00S" calcext:value-type="time">
            <text:p>07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7H30M00S" calcext:value-type="time">
            <text:p>07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7H55M00S" calcext:value-type="time">
            <text:p>07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7H55M00S" calcext:value-type="time">
            <text:p>07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8H00M00S" calcext:value-type="time">
            <text:p>08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8H00M00S" calcext:value-type="time">
            <text:p>08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8H25M00S" calcext:value-type="time">
            <text:p>08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8H25M00S" calcext:value-type="time">
            <text:p>08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8H30M00S" calcext:value-type="time">
            <text:p>08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8H30M00S" calcext:value-type="time">
            <text:p>08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8H55M00S" calcext:value-type="time">
            <text:p>08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8H55M00S" calcext:value-type="time">
            <text:p>08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9H00M00S" calcext:value-type="time">
            <text:p>09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9H00M00S" calcext:value-type="time">
            <text:p>09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9H25M00S" calcext:value-type="time">
            <text:p>09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9H25M00S" calcext:value-type="time">
            <text:p>09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9H30M00S" calcext:value-type="time">
            <text:p>09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9H30M00S" calcext:value-type="time">
            <text:p>09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09H55M00S" calcext:value-type="time">
            <text:p>09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09H55M00S" calcext:value-type="time">
            <text:p>09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0H25M00S" calcext:value-type="time">
            <text:p>10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0H25M00S" calcext:value-type="time">
            <text:p>10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0H30M00S" calcext:value-type="time">
            <text:p>10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0H30M00S" calcext:value-type="time">
            <text:p>10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0H55M00S" calcext:value-type="time">
            <text:p>10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0H55M00S" calcext:value-type="time">
            <text:p>10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1H25M00S" calcext:value-type="time">
            <text:p>11:2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1H25M00S" calcext:value-type="time">
            <text:p>11:2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1H30M00S" calcext:value-type="time">
            <text:p>11:30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1H30M00S" calcext:value-type="time">
            <text:p>11:30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1H55M00S" calcext:value-type="time">
            <text:p>11:55 A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1H55M00S" calcext:value-type="time">
            <text:p>11:55 A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2H25M00S" calcext:value-type="time">
            <text:p>12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2H25M00S" calcext:value-type="time">
            <text:p>12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2H30M00S" calcext:value-type="time">
            <text:p>12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2H30M00S" calcext:value-type="time">
            <text:p>12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2H55M00S" calcext:value-type="time">
            <text:p>12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2H55M00S" calcext:value-type="time">
            <text:p>12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3H00M00S" calcext:value-type="time">
            <text:p>01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3H00M00S" calcext:value-type="time">
            <text:p>01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3H25M00S" calcext:value-type="time">
            <text:p>01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3H25M00S" calcext:value-type="time">
            <text:p>01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3H30M00S" calcext:value-type="time">
            <text:p>01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3H30M00S" calcext:value-type="time">
            <text:p>01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3H55M00S" calcext:value-type="time">
            <text:p>01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3H55M00S" calcext:value-type="time">
            <text:p>01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4H00M00S" calcext:value-type="time">
            <text:p>02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4H00M00S" calcext:value-type="time">
            <text:p>02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4H25M00S" calcext:value-type="time">
            <text:p>02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4H25M00S" calcext:value-type="time">
            <text:p>02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4H30M00S" calcext:value-type="time">
            <text:p>02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4H30M00S" calcext:value-type="time">
            <text:p>02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4H55M00S" calcext:value-type="time">
            <text:p>02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4H55M00S" calcext:value-type="time">
            <text:p>02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5H00M00S" calcext:value-type="time">
            <text:p>03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5H00M00S" calcext:value-type="time">
            <text:p>03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5H25M00S" calcext:value-type="time">
            <text:p>03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5H25M00S" calcext:value-type="time">
            <text:p>03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5H30M00S" calcext:value-type="time">
            <text:p>03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5H30M00S" calcext:value-type="time">
            <text:p>03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5H55M00S" calcext:value-type="time">
            <text:p>03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office:value-type="time" office:time-value="PT15H55M00S" calcext:value-type="time">
            <text:p>03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office:value-type="time" office:time-value="PT16H00M00S" calcext:value-type="time">
            <text:p>04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4]+0.5" office:value-type="time" office:time-value="PT16H00M00S" calcext:value-type="time">
            <text:p>04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5]+0.5" office:value-type="time" office:time-value="PT16H25M00S" calcext:value-type="time">
            <text:p>04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6]+0.5" office:value-type="time" office:time-value="PT16H25M00S" calcext:value-type="time">
            <text:p>04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7]+0.5" office:value-type="time" office:time-value="PT16H30M00S" calcext:value-type="time">
            <text:p>04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8]+0.5" office:value-type="time" office:time-value="PT16H30M00S" calcext:value-type="time">
            <text:p>04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9]+0.5" office:value-type="time" office:time-value="PT16H55M00S" calcext:value-type="time">
            <text:p>04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10]+0.5" office:value-type="time" office:time-value="PT16H55M00S" calcext:value-type="time">
            <text:p>04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11]+0.5" office:value-type="time" office:time-value="PT17H00M00S" calcext:value-type="time">
            <text:p>05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12]+0.5" office:value-type="time" office:time-value="PT17H00M00S" calcext:value-type="time">
            <text:p>05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13]+0.5" office:value-type="time" office:time-value="PT17H25M00S" calcext:value-type="time">
            <text:p>05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14]+0.5" office:value-type="time" office:time-value="PT17H25M00S" calcext:value-type="time">
            <text:p>05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15]+0.5" office:value-type="time" office:time-value="PT17H30M00S" calcext:value-type="time">
            <text:p>05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16]+0.5" office:value-type="time" office:time-value="PT17H30M00S" calcext:value-type="time">
            <text:p>05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17]+0.5" office:value-type="time" office:time-value="PT17H55M00S" calcext:value-type="time">
            <text:p>05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18]+0.5" office:value-type="time" office:time-value="PT17H55M00S" calcext:value-type="time">
            <text:p>05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19]+0.5" office:value-type="time" office:time-value="PT18H00M00S" calcext:value-type="time">
            <text:p>06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20]+0.5" office:value-type="time" office:time-value="PT18H00M00S" calcext:value-type="time">
            <text:p>06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21]+0.5" office:value-type="time" office:time-value="PT18H25M00S" calcext:value-type="time">
            <text:p>06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22]+0.5" office:value-type="time" office:time-value="PT18H25M00S" calcext:value-type="time">
            <text:p>06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23]+0.5" office:value-type="time" office:time-value="PT18H30M00S" calcext:value-type="time">
            <text:p>06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24]+0.5" office:value-type="time" office:time-value="PT18H30M00S" calcext:value-type="time">
            <text:p>06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25]+0.5" office:value-type="time" office:time-value="PT18H55M00S" calcext:value-type="time">
            <text:p>06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26]+0.5" office:value-type="time" office:time-value="PT18H55M00S" calcext:value-type="time">
            <text:p>06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27]+0.5" office:value-type="time" office:time-value="PT19H00M00S" calcext:value-type="time">
            <text:p>07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28]+0.5" office:value-type="time" office:time-value="PT19H00M00S" calcext:value-type="time">
            <text:p>07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29]+0.5" office:value-type="time" office:time-value="PT19H25M00S" calcext:value-type="time">
            <text:p>07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30]+0.5" office:value-type="time" office:time-value="PT19H25M00S" calcext:value-type="time">
            <text:p>07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31]+0.5" office:value-type="time" office:time-value="PT19H30M00S" calcext:value-type="time">
            <text:p>07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32]+0.5" office:value-type="time" office:time-value="PT19H30M00S" calcext:value-type="time">
            <text:p>07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33]+0.5" office:value-type="time" office:time-value="PT19H55M00S" calcext:value-type="time">
            <text:p>07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34]+0.5" office:value-type="time" office:time-value="PT19H55M00S" calcext:value-type="time">
            <text:p>07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35]+0.5" office:value-type="time" office:time-value="PT20H00M00S" calcext:value-type="time">
            <text:p>08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36]+0.5" office:value-type="time" office:time-value="PT20H00M00S" calcext:value-type="time">
            <text:p>08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37]+0.5" office:value-type="time" office:time-value="PT20H25M00S" calcext:value-type="time">
            <text:p>08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38]+0.5" office:value-type="time" office:time-value="PT20H25M00S" calcext:value-type="time">
            <text:p>08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39]+0.5" office:value-type="time" office:time-value="PT20H30M00S" calcext:value-type="time">
            <text:p>08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40]+0.5" office:value-type="time" office:time-value="PT20H30M00S" calcext:value-type="time">
            <text:p>08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41]+0.5" office:value-type="time" office:time-value="PT20H55M00S" calcext:value-type="time">
            <text:p>08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42]+0.5" office:value-type="time" office:time-value="PT20H55M00S" calcext:value-type="time">
            <text:p>08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43]+0.5" office:value-type="time" office:time-value="PT21H00M00S" calcext:value-type="time">
            <text:p>09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44]+0.5" office:value-type="time" office:time-value="PT21H00M00S" calcext:value-type="time">
            <text:p>09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45]+0.5" office:value-type="time" office:time-value="PT21H25M00S" calcext:value-type="time">
            <text:p>09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46]+0.5" office:value-type="time" office:time-value="PT21H25M00S" calcext:value-type="time">
            <text:p>09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47]+0.5" office:value-type="time" office:time-value="PT21H30M00S" calcext:value-type="time">
            <text:p>09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48]+0.5" office:value-type="time" office:time-value="PT21H30M00S" calcext:value-type="time">
            <text:p>09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49]+0.5" office:value-type="time" office:time-value="PT21H55M00S" calcext:value-type="time">
            <text:p>09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50]+0.5" office:value-type="time" office:time-value="PT21H55M00S" calcext:value-type="time">
            <text:p>09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51]+0.5" office:value-type="time" office:time-value="PT22H00M00S" calcext:value-type="time">
            <text:p>10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52]+0.5" office:value-type="time" office:time-value="PT22H00M00S" calcext:value-type="time">
            <text:p>10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53]+0.5" office:value-type="time" office:time-value="PT22H25M00S" calcext:value-type="time">
            <text:p>10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54]+0.5" office:value-type="time" office:time-value="PT22H25M00S" calcext:value-type="time">
            <text:p>10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55]+0.5" office:value-type="time" office:time-value="PT22H30M00S" calcext:value-type="time">
            <text:p>10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56]+0.5" office:value-type="time" office:time-value="PT22H30M00S" calcext:value-type="time">
            <text:p>10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57]+0.5" office:value-type="time" office:time-value="PT22H55M00S" calcext:value-type="time">
            <text:p>10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58]+0.5" office:value-type="time" office:time-value="PT22H55M00S" calcext:value-type="time">
            <text:p>10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59]+0.5" office:value-type="time" office:time-value="PT23H00M00S" calcext:value-type="time">
            <text:p>11:0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60]+0.5" office:value-type="time" office:time-value="PT23H00M00S" calcext:value-type="time">
            <text:p>11:0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61]+0.5" office:value-type="time" office:time-value="PT23H25M00S" calcext:value-type="time">
            <text:p>11:2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62]+0.5" office:value-type="time" office:time-value="PT23H25M00S" calcext:value-type="time">
            <text:p>11:2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63]+0.5" office:value-type="time" office:time-value="PT23H30M00S" calcext:value-type="time">
            <text:p>11:30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64]+0.5" office:value-type="time" office:time-value="PT23H30M00S" calcext:value-type="time">
            <text:p>11:30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65]+0.5" office:value-type="time" office:time-value="PT23H55M00S" calcext:value-type="time">
            <text:p>11:55 PM</text:p>
          </table:table-cell>
          <table:covered-table-cell table:number-columns-repeated="7" table:style-name="ce8" table:content-validation-name="val1"/>
        </table:table-row>
        <table:table-row table:style-name="ro1">
          <table:table-cell table:style-name="ce2" table:formula="of:=[.A66]+0.5" office:value-type="time" office:time-value="PT23H55M00S" calcext:value-type="time">
            <text:p>11:55 PM</text:p>
          </table:table-cell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  <table:table-cell table:style-name="ce8" table:content-validation-name="val1" table:number-columns-spanned="1" table:number-rows-spanned="2"/>
        </table:table-row>
        <table:table-row table:style-name="ro1">
          <table:table-cell table:style-name="ce2" table:formula="of:=[.A67]+0.5" office:value-type="time" office:time-value="PT24H00M00S" calcext:value-type="time">
            <text:p>12:00 AM</text:p>
          </table:table-cell>
          <table:covered-table-cell table:number-columns-repeated="7" table:style-name="ce8" table:content-validation-name="val1"/>
        </table:table-row>
        <table:table-row table:style-name="ro1" table:number-rows-repeated="104841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2.B4:Sheet2.B4">
            <calcext:condition calcext:apply-style-name="Untitled4" calcext:value="contains-text(#NAME?[.B$4])" calcext:base-cell-address="Sheet3.B4"/>
          </calcext:conditional-format>
        </calcext:conditional-formats>
      </table:table>
      <table:table table:name="Sheet3" table:style-name="ta1">
        <table:table-column table:style-name="co1" table:default-cell-style-name="ce10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11" office:value-type="string" calcext:value-type="string">
            <text:p>MIT 6.046J</text:p>
          </table:table-cell>
        </table:table-row>
        <table:table-row table:style-name="ro1">
          <table:table-cell table:style-name="ce12" office:value-type="string" calcext:value-type="string">
            <text:p>Pb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6:01:13.548508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3T00:10:56.867948667</dc:date>
    <meta:editing-duration>PT8H21M26S</meta:editing-duration>
    <meta:editing-cycles>47</meta:editing-cycles>
    <meta:generator>LibreOffice/4.3.2.2$Linux_X86_64 LibreOffice_project/430m0$Build-2</meta:generator>
    <meta:document-statistic meta:table-count="2" meta:cell-count="176" meta:object-count="0"/>
  </office:meta>
</office:document-meta>
</file>